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0"/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sub 58%" fo:font-size="10pt" style:font-size-asian="10pt" style:font-size-complex="10pt"/>
    </style:style>
    <style:style style:name="T4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5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3.1705in">
            <draw:object draw:notify-on-update-of-ranges="Sheet1.B19:Sheet1.B19 Sheet1.K5:Sheet1.K6 Sheet1.G9:Sheet1.G17 Sheet1.K9:Sheet1.K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2">
          <table:table-cell table:number-columns-repeated="2"/>
          <table:table-cell table:style-name="ce1" office:value-type="string">
            <text:p>λ:</text:p>
          </table:table-cell>
          <table:table-cell office:value-type="string">
            <text:p>U<text:span text:style-name="T1">ret</text:span></text:p>
          </table:table-cell>
          <table:table-cell office:value-type="string">
            <text:p>U<text:span text:style-name="T1">kal</text:span></text:p>
          </table:table-cell>
          <table:table-cell office:value-type="string">
            <text:p>U<text:span text:style-name="T1">ret tégla</text:span></text:p>
          </table:table-cell>
          <table:table-cell office:value-type="string">
            <text:p>R</text:p>
          </table:table-cell>
          <table:table-cell office:value-type="string">
            <text:p>Q<text:span text:style-name="T1">0</text:span></text:p>
          </table:table-cell>
          <table:table-cell office:value-type="string">
            <text:p>Q<text:span text:style-name="T3">ke</text:span></text:p>
          </table:table-cell>
          <table:table-cell office:value-type="string">
            <text:p>Qkiepuletbol</text:p>
          </table:table-cell>
          <table:table-cell table:style-name="ce1" office:value-type="string">
            <text:p>η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<text:span text:style-name="T4">α</text:span><text:span text:style-name="T5">i</text:span></text:p>
          </table:table-cell>
          <table:table-cell table:style-name="ce3" office:value-type="string">
            <text:p><text:span text:style-name="T4">α</text:span><text:span text:style-name="T5">e</text:span></text:p>
          </table:table-cell>
        </table:table-row>
        <table:table-row table:style-name="ro3">
          <table:table-cell table:number-columns-repeated="2"/>
          <table:table-cell office:value-type="string">
            <text:p>W/mK</text:p>
          </table:table-cell>
          <table:table-cell office:value-type="string">
            <text:p>W/m<text:span text:style-name="T2">2</text:span>K</text:p>
          </table:table-cell>
          <table:table-cell office:value-type="string">
            <text:p>W/m<text:span text:style-name="T2">2</text:span>K</text:p>
          </table:table-cell>
          <table:table-cell/>
          <table:table-cell office:value-type="string">
            <text:p>m<text:span text:style-name="T2">2</text:span>K/W</text:p>
          </table:table-cell>
          <table:table-cell table:number-columns-repeated="2" office:value-type="string">
            <text:p>W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</text:p>
          </table:table-cell>
          <table:table-cell table:number-columns-repeated="2" office:value-type="string">
            <text:p>W/m2K</text:p>
          </table:table-cell>
        </table:table-row>
        <table:table-row table:style-name="ro1">
          <table:table-cell table:number-columns-repeated="12"/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0.05">
            <text:p>0.05</text:p>
          </table:table-cell>
          <table:table-cell table:style-name="ce2" table:formula="of:=1/(1/[.$N$7]+1/[.$O$7]+[.$M$7]/[.C9]+[.$O$13]/[.$N$13])" office:value-type="float" office:value="0.162083310821762">
            <text:p>0.162</text:p>
          </table:table-cell>
          <table:table-cell table:style-name="ce2" table:formula="of:=[.H9]/([.$N$10]-[.$O$10])" office:value-type="float" office:value="1.08492">
            <text:p>1.085</text:p>
          </table:table-cell>
          <table:table-cell table:style-name="ce2" table:formula="of:=1/(1/[.$N$7]+1/[.$O$7]+[.$M$7]/[.C9])" office:value-type="float" office:value="0.162162162162162">
            <text:p>0.162</text:p>
          </table:table-cell>
          <table:table-cell table:style-name="ce2" table:formula="of:=1/[.F9]" office:value-type="float" office:value="6.16666666666667">
            <text:p>6.167</text:p>
          </table:table-cell>
          <table:table-cell table:formula="of:=[.I9]+[.J9]" office:value-type="float" office:value="27.123">
            <text:p>27.123</text:p>
          </table:table-cell>
          <table:table-cell office:value-type="float" office:value="24.091">
            <text:p>24.091</text:p>
          </table:table-cell>
          <table:table-cell office:value-type="float" office:value="3.032">
            <text:p>3.032</text:p>
          </table:table-cell>
          <table:table-cell table:style-name="ce2" table:formula="of:=[.I9]/[.H9]" office:value-type="float" office:value="0.888212955793976">
            <text:p>0.888</text:p>
          </table:table-cell>
          <table:table-cell table:number-columns-repeated="2"/>
          <table:table-cell office:value-type="string">
            <text:p>Ti</text:p>
          </table:table-cell>
          <table:table-cell office:value-type="string">
            <text:p>Te</text:p>
          </table:table-cell>
        </table:table-row>
        <table:table-row table:style-name="ro1">
          <table:table-cell table:number-columns-repeated="2"/>
          <table:table-cell office:value-type="float" office:value="0.08">
            <text:p>0.08</text:p>
          </table:table-cell>
          <table:table-cell table:style-name="ce2" table:formula="of:=1/(1/[.$N$7]+1/[.$O$7]+[.$M$7]/[.C10]+[.$O$13]/[.$N$13])" office:value-type="float" office:value="0.255123735011481">
            <text:p>0.255</text:p>
          </table:table-cell>
          <table:table-cell table:style-name="ce2" table:formula="of:=[.H10]/([.$N$10]-[.$O$10])" office:value-type="float" office:value="0">
            <text:p>0.000</text:p>
          </table:table-cell>
          <table:table-cell table:style-name="ce2" table:formula="of:=1/(1/[.$N$7]+1/[.$O$7]+[.$M$7]/[.C10])" office:value-type="float" office:value="0.25531914893617">
            <text:p>0.255</text:p>
          </table:table-cell>
          <table:table-cell/>
          <table:table-cell/>
          <table:table-cell office:value-type="float" office:value="23.526">
            <text:p>23.526</text:p>
          </table:table-cell>
          <table:table-cell office:value-type="float" office:value="4.804">
            <text:p>4.804</text:p>
          </table:table-cell>
          <table:table-cell table:style-name="ce2"/>
          <table:table-cell table:number-columns-repeated="2"/>
          <table:table-cell office:value-type="float" office:value="20">
            <text:p>20</text:p>
          </table:table-cell>
          <table:table-cell office:value-type="float" office:value="-5">
            <text:p>-5</text:p>
          </table:table-cell>
        </table:table-row>
        <table:table-row table:style-name="ro1">
          <table:table-cell table:number-columns-repeated="2"/>
          <table:table-cell office:value-type="float" office:value="0.1">
            <text:p>0.1</text:p>
          </table:table-cell>
          <table:table-cell table:style-name="ce2" table:formula="of:=1/(1/[.$N$7]+1/[.$O$7]+[.$M$7]/[.C11]+[.$O$13]/[.$N$13])" office:value-type="float" office:value="0.315490587864129">
            <text:p>0.315</text:p>
          </table:table-cell>
          <table:table-cell table:style-name="ce2" table:formula="of:=[.H11]/([.$N$10]-[.$O$10])" office:value-type="float" office:value="0">
            <text:p>0.000</text:p>
          </table:table-cell>
          <table:table-cell table:style-name="ce2" table:formula="of:=1/(1/[.$N$7]+1/[.$O$7]+[.$M$7]/[.C11])" office:value-type="float" office:value="0.31578947368421">
            <text:p>0.316</text:p>
          </table:table-cell>
          <table:table-cell/>
          <table:table-cell/>
          <table:table-cell table:number-columns-repeated="2"/>
          <table:table-cell table:style-name="ce2"/>
          <table:table-cell table:number-columns-repeated="4"/>
        </table:table-row>
        <table:table-row table:style-name="ro4">
          <table:table-cell table:number-columns-repeated="2"/>
          <table:table-cell office:value-type="float" office:value="0.2">
            <text:p>0.2</text:p>
          </table:table-cell>
          <table:table-cell table:style-name="ce2" table:formula="of:=1/(1/[.$N$7]+1/[.$O$7]+[.$M$7]/[.C12]+[.$O$13]/[.$N$13])" office:value-type="float" office:value="0.598921940507087">
            <text:p>0.599</text:p>
          </table:table-cell>
          <table:table-cell table:style-name="ce2" table:formula="of:=ABS([.J12]-[.I12])/([.$N$10]-[.$O$10])" office:value-type="float" office:value="0.39488">
            <text:p>0.395</text:p>
          </table:table-cell>
          <table:table-cell table:style-name="ce2" table:formula="of:=1/(1/[.$N$7]+1/[.$O$7]+[.$M$7]/[.C12])" office:value-type="float" office:value="0.6">
            <text:p>0.600</text:p>
          </table:table-cell>
          <table:table-cell table:style-name="ce2" table:formula="of:=1/[.F12]" office:value-type="float" office:value="1.66666666666667">
            <text:p>1.667</text:p>
          </table:table-cell>
          <table:table-cell table:formula="of:=[.I12]+[.J12]" office:value-type="float" office:value="32.998">
            <text:p>32.998</text:p>
          </table:table-cell>
          <table:table-cell office:value-type="float" office:value="21.435">
            <text:p>21.435</text:p>
          </table:table-cell>
          <table:table-cell office:value-type="float" office:value="11.563">
            <text:p>11.563</text:p>
          </table:table-cell>
          <table:table-cell table:style-name="ce2" table:formula="of:=[.I12]/[.H12]" office:value-type="float" office:value="0.649584823322626">
            <text:p>0.650</text:p>
          </table:table-cell>
          <table:table-cell table:number-columns-repeated="2"/>
          <table:table-cell office:value-type="string">
            <text:p>λ: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/>
          <table:table-cell office:value-type="float" office:value="0.3">
            <text:p>0.3</text:p>
          </table:table-cell>
          <table:table-cell table:style-name="ce2" table:formula="of:=1/(1/[.$N$7]+1/[.$O$7]+[.$M$7]/[.C13]+[.$O$13]/[.$N$13])" office:value-type="float" office:value="0.85494442861214">
            <text:p>0.855</text:p>
          </table:table-cell>
          <table:table-cell table:style-name="ce2" table:formula="of:=[.H13]/([.$N$10]-[.$O$10])" office:value-type="float" office:value="0">
            <text:p>0.000</text:p>
          </table:table-cell>
          <table:table-cell table:style-name="ce2" table:formula="of:=1/(1/[.$N$7]+1/[.$O$7]+[.$M$7]/[.C13])" office:value-type="float" office:value="0.857142857142857">
            <text:p>0.857</text:p>
          </table:table-cell>
          <table:table-cell/>
          <table:table-cell/>
          <table:table-cell table:number-columns-repeated="5"/>
          <table:table-cell office:value-type="float" office:value="1">
            <text:p>1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table:number-columns-repeated="2"/>
          <table:table-cell office:value-type="float" office:value="0.4">
            <text:p>0.4</text:p>
          </table:table-cell>
          <table:table-cell table:style-name="ce2" table:formula="of:=1/(1/[.$N$7]+1/[.$O$7]+[.$M$7]/[.C14]+[.$O$13]/[.$N$13])" office:value-type="float" office:value="1.08735048930772">
            <text:p>1.087</text:p>
          </table:table-cell>
          <table:table-cell table:style-name="ce2" table:formula="of:=[.H14]/([.$N$10]-[.$O$10])" office:value-type="float" office:value="0">
            <text:p>0.000</text:p>
          </table:table-cell>
          <table:table-cell table:style-name="ce2" table:formula="of:=1/(1/[.$N$7]+1/[.$O$7]+[.$M$7]/[.C14])" office:value-type="float" office:value="1.09090909090909">
            <text:p>1.091</text:p>
          </table:table-cell>
          <table:table-cell/>
          <table:table-cell/>
          <table:table-cell table:number-columns-repeated="7"/>
        </table:table-row>
        <table:table-row table:style-name="ro1">
          <table:table-cell table:number-columns-repeated="2"/>
          <table:table-cell office:value-type="float" office:value="0.5">
            <text:p>0.5</text:p>
          </table:table-cell>
          <table:table-cell table:style-name="ce2" table:formula="of:=1/(1/[.$N$7]+1/[.$O$7]+[.$M$7]/[.C15]+[.$O$13]/[.$N$13])" office:value-type="float" office:value="1.29926375054136">
            <text:p>1.299</text:p>
          </table:table-cell>
          <table:table-cell table:style-name="ce2" table:formula="of:=[.H15]/([.$N$10]-[.$O$10])" office:value-type="float" office:value="0">
            <text:p>0.000</text:p>
          </table:table-cell>
          <table:table-cell table:style-name="ce2" table:formula="of:=1/(1/[.$N$7]+1/[.$O$7]+[.$M$7]/[.C15])" office:value-type="float" office:value="1.30434782608696">
            <text:p>1.304</text:p>
          </table:table-cell>
          <table:table-cell/>
          <table:table-cell/>
          <table:table-cell table:number-columns-repeated="7"/>
        </table:table-row>
        <table:table-row table:style-name="ro1">
          <table:table-cell table:number-columns-repeated="2"/>
          <table:table-cell office:value-type="float" office:value="0.6">
            <text:p>0.6</text:p>
          </table:table-cell>
          <table:table-cell table:style-name="ce2" table:formula="of:=1/(1/[.$N$7]+1/[.$O$7]+[.$M$7]/[.C16]+[.$O$13]/[.$N$13])" office:value-type="float" office:value="1.49328023892484">
            <text:p>1.493</text:p>
          </table:table-cell>
          <table:table-cell table:style-name="ce2" table:formula="of:=[.H16]/([.$N$10]-[.$O$10])" office:value-type="float" office:value="0">
            <text:p>0.000</text:p>
          </table:table-cell>
          <table:table-cell table:style-name="ce2" table:formula="of:=1/(1/[.$N$7]+1/[.$O$7]+[.$M$7]/[.C16])" office:value-type="float" office:value="1.5">
            <text:p>1.500</text:p>
          </table:table-cell>
          <table:table-cell/>
          <table:table-cell/>
          <table:table-cell table:number-columns-repeated="7"/>
        </table:table-row>
        <table:table-row table:style-name="ro1">
          <table:table-cell table:number-columns-repeated="2"/>
          <table:table-cell office:value-type="float" office:value="0.7">
            <text:p>0.7</text:p>
          </table:table-cell>
          <table:table-cell table:style-name="ce2" table:formula="of:=1/(1/[.$N$7]+1/[.$O$7]+[.$M$7]/[.C17]+[.$O$13]/[.$N$13])" office:value-type="float" office:value="1.67157526068614">
            <text:p>1.672</text:p>
          </table:table-cell>
          <table:table-cell table:style-name="ce2" table:formula="of:=[.H17]/([.$N$10]-[.$O$10])" office:value-type="float" office:value="0">
            <text:p>0.000</text:p>
          </table:table-cell>
          <table:table-cell table:style-name="ce2" table:formula="of:=1/(1/[.$N$7]+1/[.$O$7]+[.$M$7]/[.C17])" office:value-type="float" office:value="1.68">
            <text:p>1.680</text:p>
          </table:table-cell>
          <table:table-cell/>
          <table:table-cell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/>
          <table:table-cell table:number-columns-repeated="11"/>
          <table:table-cell office:value-type="float" office:value="2.492">
            <text:p>2.49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825">
            <text:p>2.82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794">
            <text:p>2.79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972">
            <text:p>2.97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float" office:value="2.452">
            <text:p>2.4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783">
            <text:p>2.78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763">
            <text:p>2.76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931">
            <text:p>2.93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float" office:value="2.47">
            <text:p>2.4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838">
            <text:p>2.8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777">
            <text:p>2.77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.909">
            <text:p>2.90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formula="of:=SUM([.N19:.N32])" office:value-type="float" office:value="33.006">
            <text:p>33.006</text:p>
          </table:table-cell>
          <table:table-cell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13:41:19</meta:creation-date>
    <dc:date>2014-03-21T18:01:11</dc:date>
    <meta:editing-duration>PT4H2M30S</meta:editing-duration>
    <meta:editing-cycles>18</meta:editing-cycles>
    <meta:generator>LibreOffice/3.5$Linux_x86 LibreOffice_project/350m1$Build-2</meta:generator>
    <meta:document-statistic meta:table-count="3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B19:Sheet1.B19 Sheet1.K5:Sheet1.K6 Sheet1.G9:Sheet1.G17 Sheet1.K9:Sheet1.K17" chart:data-source-has-labels="both" svg:x="0.77cm" svg:y="0.855cm" svg:width="11.738cm" svg:height="7.545cm">
          <chartooo:coordinate-region svg:x="1.868cm" svg:y="1.054cm" svg:width="10.215cm" svg:height="6.699cm"/>
          <chart:axis chart:dimension="x" chart:name="primary-x" chart:style-name="ch4" chartooo:axis-type="auto">
            <chart:categories table:cell-range-address="Sheet1.K5:Sheet1.K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9:Sheet1.K17" chart:class="chart:scatter">
            <chart:domain table:cell-range-address="Sheet1.G9:Sheet1.G17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η</text:p>
                <draw:g>
                  <svg:desc>Sheet1.K5:Sheet1.K6</svg:desc>
                </draw:g>
              </table:table-cell>
              <table:table-cell office:value-type="float" office:value="6.16666666666667">
                <text:p>6.16666666666667</text:p>
                <draw:g>
                  <svg:desc>Sheet1.G9:Sheet1.G17</svg:desc>
                </draw:g>
              </table:table-cell>
              <table:table-cell office:value-type="float" office:value="0.888212955793976">
                <text:p>0.888212955793976</text:p>
                <draw:g>
                  <svg:desc>Sheet1.K9:Sheet1.K1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66666666666667">
                <text:p>1.66666666666667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